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9f6" officeooo:paragraph-rsid="001959f6"/>
    </style:style>
    <style:style style:name="P2" style:family="paragraph" style:parent-style-name="Standard">
      <style:text-properties fo:font-size="14pt" fo:font-weight="bold" officeooo:rsid="001959f6" officeooo:paragraph-rsid="001959f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59f6" officeooo:paragraph-rsid="00197b1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97b19" officeooo:paragraph-rsid="00197b19"/>
    </style:style>
    <style:style style:name="P5" style:family="paragraph" style:parent-style-name="Standard" style:list-style-name="L1">
      <style:text-properties officeooo:rsid="001959f6" officeooo:paragraph-rsid="001959f6"/>
    </style:style>
    <style:style style:name="P6" style:family="paragraph" style:parent-style-name="Standard" style:list-style-name="L2">
      <style:text-properties officeooo:rsid="001959f6" officeooo:paragraph-rsid="001959f6"/>
    </style:style>
    <style:style style:name="P7" style:family="paragraph" style:parent-style-name="Standard">
      <style:text-properties officeooo:rsid="001959f6" officeooo:paragraph-rsid="001959f6"/>
    </style:style>
    <style:style style:name="P8" style:family="paragraph" style:parent-style-name="Standard">
      <style:text-properties officeooo:rsid="001959f6" officeooo:paragraph-rsid="001b4c0c"/>
    </style:style>
    <style:style style:name="P9" style:family="paragraph" style:parent-style-name="Standard">
      <style:text-properties fo:font-size="14pt" fo:font-weight="bold" officeooo:rsid="001959f6" officeooo:paragraph-rsid="001b4c0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959f6" officeooo:paragraph-rsid="001c6500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b4c0c" officeooo:paragraph-rsid="001b4c0c"/>
    </style:style>
    <style:style style:name="P12" style:family="paragraph" style:parent-style-name="Standard" style:list-style-name="L3">
      <style:text-properties fo:font-size="12pt" fo:font-weight="normal" officeooo:rsid="001959f6" officeooo:paragraph-rsid="001c6500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e43f8" officeooo:paragraph-rsid="001e43f8" style:font-size-asian="12pt" style:font-weight-asian="normal" style:font-size-complex="12pt" style:font-weight-complex="normal"/>
    </style:style>
    <style:style style:name="T1" style:family="text">
      <style:text-properties officeooo:rsid="001b4c0c"/>
    </style:style>
    <style:style style:name="T2" style:family="text">
      <style:text-properties officeooo:rsid="001b7f9b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c6500"/>
    </style:style>
    <style:style style:name="T5" style:family="text">
      <style:text-properties officeooo:rsid="001d05b9"/>
    </style:style>
    <style:style style:name="T6" style:family="text">
      <style:text-properties officeooo:rsid="001e43f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de JavaScript</text:p>
      <text:p text:style-name="P4"/>
      <text:p text:style-name="P1">Implemente em <text:span text:style-name="T3">JavaScript</text:span> as aplicações especificadas abaixo. Crie uma página inicial com links para cada uma das aplicações.</text:p>
      <text:p text:style-name="P1"/>
      <text:p text:style-name="P10">Aplicação <text:span text:style-name="T4">1</text:span> – Dobrar receita</text:p>
      <text:p text:style-name="P13">Na culinária, é comum você precisar alterar a quantidade de ingredientes para aumentar ou diminuir a quantidade de porções para uma certa refeição. Contudo, é preciso manter as proporções de ingredientes para que o resultado saia conforme o esperado. Pensando nisso, crie um programa que receba um número inteiro multiplicador e retorne a quantidade de cada ingrediente considerando o fator de multiplicação informado. Por exemplo, se o usuário informar um fator de multiplicação igual a 2, então ele quer dobrar a receita. Logo, todos os ingredientes devem ser duplicados por este fator. Para simplificar, considere uma receita fixa de <text:span text:style-name="T5">Bolo de fubá, </text:span>com i<text:span text:style-name="T5">ngredientes </text:span>para <text:span text:style-name="T5">30 porções:</text:span></text:p>
      <text:list xml:id="list2836326616" text:style-name="L3">
        <text:list-item>
          <text:p text:style-name="P12">3 ovos inteiros</text:p>
        </text:list-item>
        <text:list-item>
          <text:p text:style-name="P12">2 xícaras (chá) de açúcar</text:p>
        </text:list-item>
        <text:list-item>
          <text:p text:style-name="P12">2 xícaras (chá) de fubá</text:p>
        </text:list-item>
        <text:list-item>
          <text:p text:style-name="P12">3 colheres (sopa) de farinha de trigo</text:p>
        </text:list-item>
        <text:list-item>
          <text:p text:style-name="P12">1/2 copo (americano) de óleo</text:p>
        </text:list-item>
        <text:list-item>
          <text:p text:style-name="P12">1 copo (americano) de leite</text:p>
        </text:list-item>
        <text:list-item>
          <text:p text:style-name="P12">1 colher (sopa) de fermento em pó</text:p>
        </text:list-item>
      </text:list>
      <text:p text:style-name="P10"/>
      <text:p text:style-name="P2">Aplicação <text:span text:style-name="T4">2</text:span> – Posso aposentar?</text:p>
      <text:p text:style-name="P1">O programa deve receber como entrada o sexo e também os anos e meses de contribuição para o INSS. Para calcular se já é possível se aposentar, considere a regra abaixo:</text:p>
      <text:list xml:id="list995478555" text:style-name="L1">
        <text:list-item>
          <text:p text:style-name="P5">Mulheres: 57 anos de idade e seis meses e 30 anos de contribuição</text:p>
        </text:list-item>
        <text:list-item>
          <text:p text:style-name="P5">Homens: 62 anos de idade e seis meses e 35 anos de contribuição</text:p>
        </text:list-item>
      </text:list>
      <text:p text:style-name="P1">O programa deve retornar se a pessoa já pode ou não se aposentar.</text:p>
      <text:p text:style-name="P1"/>
      <text:p text:style-name="P9">Aplicação <text:span text:style-name="T4">3</text:span> – Passei de ano?</text:p>
      <text:p text:style-name="P1">Considere uma matéria escolar que possui 4 atividades avaliativas, cada uma com o respectivo peso na nota final. O programa deve receber o nome de um aluno, os pesos para cada atividade e as notas atingidas nas atividades pelo aluno. O programa deve receber também a frequência do aluno durante o período de aula. Como resultado, o programa deve retornar a situação do aluno conforme a regra abaixo:</text:p>
      <text:list xml:id="list1521426599" text:style-name="L2">
        <text:list-item>
          <text:p text:style-name="P6">APROVADO: Se Frequência &gt;= 75% e Nota Final &gt;= 6, sedo Nota Final = Média ponderada das atividades avaliativas;</text:p>
        </text:list-item>
        <text:list-item>
          <text:p text:style-name="P6">REPROVADO POR FALTA: Se Frequência &lt; 75%;</text:p>
        </text:list-item>
        <text:list-item>
          <text:p text:style-name="P6">REPROVADO POR NOTA: Se Frequência &gt;= 75% e Nota Final &lt; 6.</text:p>
        </text:list-item>
      </text:list>
      <text:p text:style-name="P1"/>
      <text:p text:style-name="P2">Aplicação <text:span text:style-name="T4">4</text:span> – <text:span text:style-name="T1">Simulador de Investimentos</text:span></text:p>
      <text:p text:style-name="P1"><text:span text:style-name="T1">Em investimentos, usualmente aplica-se a regra de juros sobre juros. </text:span>O cálculo d<text:span text:style-name="T1">e</text:span> juros composto é dado <text:span text:style-name="T1">pela</text:span> fórmula:</text:p>
      <text:p text:style-name="P1"><text:tab/>M = C (1 + i)^t <text:s text:c="4"/><text:span text:style-name="T2">(considere ^ como potência)</text:span></text:p>
      <text:p text:style-name="P11">Sendo que:</text:p>
      <text:p text:style-name="P11"><text:tab/>C = Capital; </text:p>
      <text:p text:style-name="P11"><text:tab/>i = Taxa de Juros; </text:p>
      <text:p text:style-name="P11"><text:tab/>t = Tempo da aplicação; </text:p>
      <text:p text:style-name="P11"><text:tab/>M = Montante, ou valor final da aplicação</text:p>
      <text:p text:style-name="P11">O programa deve receber C, i e t.</text:p>
      <text:p text:style-name="P11">Como resultado, o programa deve retornar o Montante e o rendimento, dado por M – C.</text:p>
      <text:p text:style-name="P11"><text:soft-page-break/></text:p>
      <text:p text:style-name="P11">Considere o exemplo abaixo para teste de validação:</text:p>
      <text:p text:style-name="P11"/>
      <text:p text:style-name="P11">Um capital de R$1400 foi aplicado a juros compostos em um fundo de investimento que rende 7% a.a. (a.a. = ao ano) Qual será o juros acumulado após 24 meses?</text:p>
      <text:p text:style-name="P11"/>
      <text:p text:style-name="P11">Resolução</text:p>
      <text:p text:style-name="P11"/>
      <text:p text:style-name="P11">Dados importantes: C = 1400; i = 7% a.a.; t = 24 meses.</text:p>
      <text:p text:style-name="P11"/>
      <text:p text:style-name="P11">Note que o tempo e a taxa estão em unidades diferentes, mas sabemos que 24 meses é igual a 2 anos, logo, t = 2 anos, e que a taxa precisa ser escrita na forma decimal, i = 0,07.</text:p>
      <text:p text:style-name="P11"/>
      <text:p text:style-name="P11">M = C (1 + i)^t</text:p>
      <text:p text:style-name="P11"/>
      <text:p text:style-name="P11">M = 1400 (1 + 0,07)²</text:p>
      <text:p text:style-name="P11"/>
      <text:p text:style-name="P11">M = 1400 (1,07)²</text:p>
      <text:p text:style-name="P11"/>
      <text:p text:style-name="P11">M = 1400 . 1,1449</text:p>
      <text:p text:style-name="P11"/>
      <text:p text:style-name="P11">M = 1602,86.</text:p>
      <text:p text:style-name="P11"/>
      <text:p text:style-name="P11">Para encontrar o juros temos que:</text:p>
      <text:p text:style-name="P11"/>
      <text:p text:style-name="P11">J = M – C</text:p>
      <text:p text:style-name="P11"/>
      <text:p text:style-name="P11">1602,86 – 1400 = 202,86</text:p>
      <text:p text:style-name="P11"/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9:19:39.755020272</meta:creation-date>
    <dc:date>2023-05-08T10:04:59.059757338</dc:date>
    <meta:editing-duration>PT23M5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577" meta:character-count="3112" meta:non-whitespace-character-count="2574"/>
  </office:meta>
</office:document-meta>
</file>